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ource Sans Pro" svg:font-family="'Source Sans Pro', 'Microsoft Yahei', sans-serif"/>
    <style:font-face style:name="arial" svg:font-family="arial" style:font-family-generic="swiss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25665c"/>
    </style:style>
    <style:style style:name="P3" style:family="paragraph" style:parent-style-name="Text_20_body">
      <style:text-properties fo:font-weight="normal" officeooo:paragraph-rsid="0025665c" style:font-weight-asian="normal" style:font-weight-complex="normal"/>
    </style:style>
    <style:style style:name="P4" style:family="paragraph" style:parent-style-name="Text_20_body">
      <style:text-properties fo:font-weight="normal" officeooo:rsid="0024283e" style:font-weight-asian="normal" style:font-weight-complex="normal"/>
    </style:style>
    <style:style style:name="P5" style:family="paragraph" style:parent-style-name="Text_20_body">
      <style:text-properties fo:font-weight="normal" officeooo:rsid="0024283e" officeooo:paragraph-rsid="002950fb" style:font-weight-asian="normal" style:font-weight-complex="normal"/>
    </style:style>
    <style:style style:name="P6" style:family="paragraph" style:parent-style-name="Text_20_body">
      <style:text-properties style:text-underline-style="none"/>
    </style:style>
    <style:style style:name="P7" style:family="paragraph" style:parent-style-name="Title">
      <style:text-properties officeooo:paragraph-rsid="002b39e6"/>
    </style:style>
    <style:style style:name="P8" style:family="paragraph" style:parent-style-name="Text_20_body">
      <style:text-properties officeooo:paragraph-rsid="002ce3af"/>
    </style:style>
    <style:style style:name="P9" style:family="paragraph" style:parent-style-name="Heading_20_3">
      <style:text-properties officeooo:paragraph-rsid="0027548b"/>
    </style:style>
    <style:style style:name="P10" style:family="paragraph" style:parent-style-name="Heading_20_4">
      <style:text-properties fo:font-weight="normal" officeooo:paragraph-rsid="0025665c" style:font-weight-asian="normal" style:font-weight-complex="normal"/>
    </style:style>
    <style:style style:name="P11" style:family="paragraph" style:parent-style-name="Text_20_body">
      <style:text-properties officeooo:paragraph-rsid="002ce3af"/>
    </style:style>
    <style:style style:name="P12" style:family="paragraph" style:parent-style-name="Text_20_body">
      <style:text-properties officeooo:paragraph-rsid="002ebf2e"/>
    </style:style>
    <style:style style:name="T1" style:family="text">
      <style:text-properties officeooo:rsid="0025665c"/>
    </style:style>
    <style:style style:name="T2" style:family="text">
      <style:text-properties fo:font-style="normal" officeooo:rsid="0025665c" style:font-style-asian="normal" style:font-style-complex="normal"/>
    </style:style>
    <style:style style:name="T3" style:family="text">
      <style:text-properties fo:font-variant="normal" fo:text-transform="none" fo:color="#2f2f2f" loext:opacity="100%" style:font-name="SFMono-Regular" fo:font-size="14pt" fo:letter-spacing="normal" fo:font-style="normal" fo:font-weight="bold" style:font-size-asian="14pt" style:font-weight-asian="bold" style:font-size-complex="14pt" style:font-weight-complex="bold" loext:padding="0cm" loext:border="none"/>
    </style:style>
    <style:style style:name="T4" style:family="text">
      <style:text-properties fo:font-variant="normal" fo:text-transform="none" fo:color="#2f2f2f" loext:opacity="100%" style:font-name="arial" fo:font-size="14pt" fo:letter-spacing="normal" fo:font-style="normal" fo:font-weight="bold" style:font-size-asian="14pt" style:font-weight-asian="bold" style:font-size-complex="14pt" style:font-weight-complex="bold" loext:padding="0cm" loext:border="none"/>
    </style:style>
    <style:style style:name="T5" style:family="text">
      <style:text-properties fo:font-variant="normal" fo:text-transform="none" fo:color="#2f2f2f" loext:opacity="100%" style:font-name="arial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6" style:family="text">
      <style:text-properties fo:font-variant="normal" fo:text-transform="none" fo:color="#34343c" loext:opacity="100%" style:font-name="Source Sans Pro" fo:font-size="12pt" fo:letter-spacing="normal" fo:font-style="normal"/>
    </style:style>
    <style:style style:name="T7" style:family="text">
      <style:text-properties fo:font-variant="normal" fo:text-transform="none" fo:color="#34343c" loext:opacity="100%" style:font-name="Source Sans Pro" fo:font-size="12pt" fo:letter-spacing="normal" fo:font-style="normal" fo:font-weight="normal"/>
    </style:style>
    <style:style style:name="T8" style:family="text">
      <style:text-properties fo:font-variant="normal" fo:text-transform="none" fo:color="#34343c" loext:opacity="100%" style:font-name="Source Sans Pro" fo:font-size="12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34343c" loext:opacity="100%" style:font-name="Source Sans Pro" fo:font-size="12pt" fo:letter-spacing="normal" fo:font-style="normal" fo:font-weight="bold" officeooo:rsid="0025665c" style:font-weight-asian="bold" style:font-weight-complex="bold"/>
    </style:style>
    <style:style style:name="T10" style:family="text">
      <style:text-properties fo:font-variant="normal" fo:text-transform="none" fo:color="#34343c" loext:opacity="100%" style:font-name="Source Sans Pro" fo:font-size="14pt" fo:letter-spacing="normal" fo:font-style="normal" fo:font-weight="bold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34343c" loext:opacity="100%" style:font-name="arial" fo:font-size="14pt" fo:letter-spacing="normal" fo:font-style="normal" fo:font-weight="normal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34343c" loext:opacity="100%" style:font-name="arial" fo:font-size="14pt" fo:letter-spacing="normal" fo:font-style="normal" fo:font-weight="normal" style:font-size-asian="14pt" style:font-size-complex="14pt"/>
    </style:style>
    <style:style style:name="T13" style:family="text">
      <style:text-properties fo:font-variant="normal" fo:text-transform="none" fo:color="#34343c" loext:opacity="100%" style:font-name="arial" fo:font-size="14pt" fo:letter-spacing="normal" fo:font-style="normal" fo:font-weight="bold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34343c" loext:opacity="100%" style:font-name="arial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font-variant="normal" fo:text-transform="none" fo:color="#34343c" loext:opacity="100%" style:font-name="arial" fo:font-size="14pt" fo:letter-spacing="normal" fo:font-style="normal" fo:font-weight="bold" officeooo:rsid="0025665c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font-variant="normal" fo:text-transform="none" fo:color="#000000" loext:opacity="100%" style:font-name="Source Sans Pro" fo:font-size="12pt" fo:letter-spacing="normal" fo:font-style="normal"/>
    </style:style>
    <style:style style:name="T17" style:family="text">
      <style:text-properties fo:font-variant="normal" fo:text-transform="none" fo:color="#212529" loext:opacity="100%" style:font-name="SFMono-Regular" fo:letter-spacing="normal" fo:font-style="normal"/>
    </style:style>
    <style:style style:name="T18" style:family="text">
      <style:text-properties fo:font-variant="normal" fo:text-transform="none" fo:color="#009999" loext:opacity="100%" style:font-name="Source Sans Pro" fo:font-size="12pt" fo:letter-spacing="normal" fo:font-style="normal"/>
    </style:style>
    <style:style style:name="T19" style:family="text"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T20" style:family="text">
      <style:text-properties style:font-name="arial" fo:font-size="14pt" style:text-underline-style="none" fo:font-weight="bold" officeooo:rsid="0025665c" style:font-size-asian="14pt" style:font-weight-asian="bold" style:font-size-complex="14pt" style:font-weight-complex="bold"/>
    </style:style>
    <style:style style:name="T21" style:family="text">
      <style:text-properties style:font-name="arial" fo:font-size="14pt" style:text-underline-style="none" officeooo:rsid="0025665c" style:font-size-asian="14pt" style:font-size-complex="14pt"/>
    </style:style>
    <style:style style:name="T22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23" style:family="text">
      <style:text-properties style:font-name="arial" fo:font-size="14pt" fo:font-weight="normal" officeooo:rsid="0025665c" style:font-size-asian="14pt" style:font-weight-asian="normal" style:font-size-complex="14pt" style:font-weight-complex="normal"/>
    </style:style>
    <style:style style:name="T24" style:family="text">
      <style:text-properties officeooo:rsid="002950fb"/>
    </style:style>
    <style:style style:name="T25" style:family="text">
      <style:text-properties officeooo:rsid="002ce3af"/>
    </style:style>
    <style:style style:name="T26" style:family="text">
      <style:text-properties officeooo:rsid="002ebf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puntes desarrollo web en entorno cliente</text:p>
      <text:h text:style-name="Heading_20_2" text:outline-level="2">1.Clase <text:span text:style-name="T1">13</text:span>/<text:span text:style-name="T1">10</text:span></text:h>
      <text:h text:style-name="Heading_20_3" text:outline-level="3"><text:span text:style-name="T2">Métodos y propiedades de arrays</text:span> </text:h>
      <text:p text:style-name="P2"><text:span text:style-name="T19">.</text:span><text:span text:style-name="T20">at</text:span><text:span text:style-name="T21"> <text:tab/></text:span><text:span text:style-name="T22">sirve para </text:span><text:span text:style-name="Strong_20_Emphasis"><text:span text:style-name="T22">acceder a un elemento de un array <text:s/></text:span></text:span><text:span text:style-name="Strong_20_Emphasis"><text:span text:style-name="T23">Y </text:span></text:span><text:span text:style-name="T22"><text:s/></text:span><text:span text:style-name="Strong_20_Emphasis"><text:span text:style-name="T22">permite usar índices <text:tab/>negativos</text:span></text:span><text:span text:style-name="T22"> para <text:tab/>contar desde el final.</text:span></text:p>
      <text:p text:style-name="P2"><text:span text:style-name="Source_20_Text"><text:span text:style-name="T4">length</text:span></text:span><text:span text:style-name="T11">: <text:tab/>Devuelve el número de elementos</text:span></text:p>
      <text:p text:style-name="P2"><text:span text:style-name="Source_20_Text"><text:span text:style-name="T4">sort()</text:span></text:span><text:span text:style-name="T13">: </text:span><text:span text:style-name="T12"><text:tab/>Ordena los elementos</text:span></text:p>
      <text:p text:style-name="P2"><text:span text:style-name="Source_20_Text"><text:span text:style-name="T4">push()</text:span></text:span><text:span text:style-name="T13">:</text:span><text:span text:style-name="T12"> <text:tab/>Agrega uno o más elementos al final del array.</text:span></text:p>
      <text:p text:style-name="P2"><text:span text:style-name="Source_20_Text"><text:span text:style-name="T5">pop()</text:span></text:span><text:span text:style-name="T14">: </text:span><text:span text:style-name="T12"><text:tab/>Elimina y retorna el último elemento del array.</text:span></text:p>
      <text:h text:style-name="Heading_20_3" text:outline-level="3">Recorrer arrays</text:h>
      <text:h text:style-name="P10" text:outline-level="4"><text:span text:style-name="T15">f</text:span><text:span text:style-name="T8">or loop</text:span><text:span text:style-name="T6"><text:tab/><text:tab/></text:span><text:span text:style-name="T16">for</text:span><text:span text:style-name="T6"> (</text:span><text:span text:style-name="T16">let</text:span><text:span text:style-name="T6"> i </text:span><text:span text:style-name="T16">=</text:span><text:span text:style-name="T6"> </text:span><text:span text:style-name="T18">0</text:span><text:span text:style-name="T6">; i </text:span><text:span text:style-name="T16">&lt;</text:span><text:span text:style-name="T6"> a.length; i</text:span><text:span text:style-name="T16">++</text:span><text:span text:style-name="T6">) {...</text:span><text:span text:style-name="T17">}</text:span></text:h>
      <text:h text:style-name="P10" text:outline-level="4" text:is-list-header="true"><text:span text:style-name="T9">f</text:span><text:span text:style-name="T8">or of loop</text:span><text:span text:style-name="T6"><text:tab/><text:tab/></text:span><text:span text:style-name="T16">for</text:span><text:span text:style-name="T6"> (</text:span><text:span text:style-name="T16">let</text:span><text:span text:style-name="T6"> i </text:span><text:span text:style-name="T16">of</text:span><text:span text:style-name="T6"> a) {...</text:span><text:span text:style-name="T17">}</text:span></text:h>
      <text:h text:style-name="P10" text:outline-level="4" text:is-list-header="true"><text:span text:style-name="T8">ForEach</text:span><text:span text:style-name="T6"><text:tab/><text:tab/>a.forEach(i </text:span><text:span text:style-name="T16">=&gt;</text:span><text:span text:style-name="T6"> console.log(i));</text:span></text:h>
      <text:h text:style-name="P10" text:outline-level="4"><text:span text:style-name="T9">m</text:span><text:span text:style-name="T8">ap<text:tab/></text:span><text:span text:style-name="T6"><text:tab/><text:tab/>a.map(i </text:span><text:span text:style-name="T16">=&gt;</text:span><text:span text:style-name="T6"> console.log(i));</text:span></text:h>
      <text:p text:style-name="P3"/>
      <text:h text:style-name="P9" text:outline-level="3" text:is-list-header="true"><text:bookmark text:name="búsqueda-en-arrays"/>Búsqueda en Arrays</text:h>
      <text:h text:style-name="P9" text:outline-level="3"><text:span text:style-name="Source_20_Text"><text:span text:style-name="T3">includes()</text:span></text:span><text:span text:style-name="T10">: </text:span><text:span text:style-name="T7">Comprueba si un array contiene un <text:s/>elemento.</text:span></text:h>
      <text:h text:style-name="P9" text:outline-level="3"><text:span text:style-name="Source_20_Text"><text:span text:style-name="T3">find()</text:span></text:span><text:span text:style-name="T10">:</text:span><text:span text:style-name="T8"> </text:span><text:span text:style-name="T7">Retorna el primer elemento que cumple con la condición dada.</text:span></text:h>
      <text:h text:style-name="P9" text:outline-level="3"><text:span text:style-name="Source_20_Text"><text:span text:style-name="T3">findIndex()</text:span></text:span><text:span text:style-name="T10">: </text:span><text:span text:style-name="T7">Devuelve el índice del primer elemento que cumple con la condición dada.</text:span></text:h>
      <text:h text:style-name="P9" text:outline-level="3"><text:span text:style-name="Source_20_Text"><text:span text:style-name="T3">indexOf()</text:span></text:span><text:span text:style-name="T10">:</text:span><text:span text:style-name="T7"> Devuelve el primer índice en el que se puede encontrar un elemento.</text:span></text:h>
      <text:h text:style-name="P9" text:outline-level="3"><text:span text:style-name="Source_20_Text"><text:span text:style-name="T3">filter()</text:span></text:span><text:span text:style-name="T10">:</text:span><text:span text:style-name="T8"> </text:span><text:span text:style-name="T7">Crea un nuevo array con todos los elementos que cumplen la condición.</text:span></text:h>
      <text:p text:style-name="Text_20_body"><text:line-break/></text:p>
      <text:p text:style-name="P6"><text:soft-page-break/></text:p>
      <text:p text:style-name="P6"/>
      <text:p text:style-name="P6"/>
      <text:h text:style-name="Heading_20_1" text:outline-level="1">2.Clase20/10</text:h>
      <text:p text:style-name="P4"><text:span text:style-name="Source_20_Text">.bind(obj)</text:span> → crea una función con <text:span text:style-name="Source_20_Text">this</text:span> <text:span text:style-name="Strong_20_Emphasis">siempre fijo</text:span> en <text:span text:style-name="Source_20_Text"><text:span text:style-name="T24">el objeto</text:span></text:span></text:p>
      <text:p text:style-name="P5"><text:span text:style-name="Source_20_Text"><text:span text:style-name="T24">el operador ? Si esta salen los datos, si no dará error o undefined</text:span></text:span></text:p>
      <text:p text:style-name="P5"><text:span text:style-name="Source_20_Text">const user = { name: 'Alice' };</text:span></text:p>
      <text:p text:style-name="P5"><text:span text:style-name="Source_20_Text"/></text:p>
      <text:p text:style-name="P5"><text:span text:style-name="Source_20_Text">console.log(user?.name); // 'Alice'</text:span></text:p>
      <text:p text:style-name="P5"><text:span text:style-name="Source_20_Text">console.log(user?.age); <text:s/>// undefined, no lanza error</text:span></text:p>
      <text:p text:style-name="P5"><text:span text:style-name="Source_20_Text"/></text:p>
      <text:p text:style-name="P5"><text:span text:style-name="Source_20_Text"><text:span text:style-name="T24">Para obtener el toString del objeto JSON.stringify</text:span></text:span></text:p>
      <text:p text:style-name="P5"><text:span text:style-name="Source_20_Text"/></text:p>
      <text:p text:style-name="P5"><text:span text:style-name="Source_20_Text">const obj = { name: "Alice", age: 25 };</text:span></text:p>
      <text:p text:style-name="P5"><text:span text:style-name="Source_20_Text"/></text:p>
      <text:p text:style-name="P5"><text:span text:style-name="Source_20_Text">const str = JSON.stringify(obj);</text:span></text:p>
      <text:p text:style-name="P5"><text:span text:style-name="Source_20_Text">console.log(str); // '{"name":"Alice","age":25}'</text:span></text:p>
      <text:p text:style-name="P5"><text:span text:style-name="Source_20_Text">console.log(typeof str); // 'string'</text:span></text:p>
      <text:h text:style-name="Heading_20_1" text:outline-level="1" text:is-list-header="true"><text:span text:style-name="Source_20_Text">3.Clase 22/10</text:span></text:h>
      <text:p text:style-name="Text_20_body"><text:span text:style-name="Source_20_Text"/></text:p>
      <text:p text:style-name="P8"><text:span text:style-name="Source_20_Text"><text:span text:style-name="T25">Variables closure son las que están declaradas dentro de una función y en su return llaman a otra función , dentro de esa función se podrá usar las variables locales de la función principal.</text:span></text:span></text:p>
      <text:p text:style-name="P8"><text:span text:style-name="Source_20_Text"/></text:p>
      <text:p text:style-name="P8"><text:span text:style-name="Source_20_Text"><text:span text:style-name="T25">Desestructuración:</text:span></text:span></text:p>
      <text:p text:style-name="P8"><text:span text:style-name="Source_20_Text"><text:span text:style-name="T25">Creas variable con los nombres de los datos del objeto.</text:span></text:span></text:p>
      <text:p text:style-name="P8"><text:span text:style-name="Source_20_Text"><text:span text:style-name="T25">Si quieres renonvar tienes que poner la antigua : la nueva.</text:span></text:span></text:p>
      <text:p text:style-name="P8"><text:span text:style-name="Source_20_Text"><text:span text:style-name="T25">Puedes mostrarlas cada una poniendo el nombre o si llamas a la variable que la engloba se muestran las 3 juntas.</text:span></text:span></text:p>
      <text:h text:style-name="Heading_20_4" text:outline-level="4"><text:soft-page-break/><text:span text:style-name="Source_20_Text">4.Clase 24/10</text:span></text:h>
      <text:p text:style-name="P12"><text:span text:style-name="Source_20_Text"><text:span text:style-name="T26">JSON (no tiene comentarios): </text:span></text:span></text:p>
      <text:p text:style-name="P12"><text:span text:style-name="Source_20_Text"><text:span text:style-name="T26">arrays […]</text:span></text:span></text:p>
      <text:p text:style-name="P12"><text:span text:style-name="Source_20_Text"><text:span text:style-name="T26">objetos {…}</text:span></text:span></text:p>
      <text:p text:style-name="P12"><text:span text:style-name="Source_20_Tex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ource Sans Pro" svg:font-family="'Source Sans Pro', 'Microsoft Yahei', sans-serif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2T08:21:54.320046405</meta:creation-date>
    <dc:date>2025-10-24T10:08:19.650079849</dc:date>
    <meta:editing-duration>PT7H16M30S</meta:editing-duration>
    <meta:editing-cycles>15</meta:editing-cycles>
    <meta:generator>LibreOffice/7.4.7.2$Linux_X86_64 LibreOffice_project/40$Build-2</meta:generator>
    <meta:document-statistic meta:table-count="0" meta:image-count="0" meta:object-count="0" meta:page-count="3" meta:paragraph-count="42" meta:word-count="314" meta:character-count="1915" meta:non-whitespace-character-count="1623"/>
  </office:meta>
</office:document-meta>
</file>